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0"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1"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Make your way to town (mandatory) <text:s text:c="4"/>-(mole, spitter) <text:s text:c="2"/>(2:10)</text:p>
      <text:p text:style-name="P1"><text:s text:c="12"/><text:span text:style-name="T1">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2">Unlock: Bayonet Attachment</text:span></text:p>
      <text:p text:style-name="P1">4.) Restart power generator <text:s text:c="2"/>(5:30) <text:s text:c="3"/></text:p>
      <text:p text:style-name="P8">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2">Unlock: Improved Radar</text:span></text:p>
      <text:p text:style-name="P1">5.) <text:s/>Track down lost caravan <text:s/>(mandatory) (5:00)<text:span text:style-name="T2">Boss</text:span>: <text:span text:style-name="T2">Giant Motocco</text:span></text:p>
      <text:p text:style-name="P5"><text:tab/>Main Quest: track down the lost caravan <text:s text:c="5"/></text:p>
      <text:p text:style-name="P5"><text:tab/>Side Quest: <text:span text:style-name="T2"><text:s/></text:span>Rescue any survivors <text:s text:c="9"/><text:span text:style-name="T2">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hidden artifact <text:s/><text:span text:style-name="T2">Unlock: JetPack</text:span></text:p>
      <text:p text:style-name="P1">7.) Kill giant motoccos <text:s text:c="3"/>-(super motocco)(4:30)</text:p>
      <text:p text:style-name="P5"><text:s text:c="14"/>Main Quest: kill all 5 of the giant motoccos</text:p>
      <text:p text:style-name="P5"><text:tab/>Side Quest: kill 10 jumpers <text:s text:c="4"/><text:span text:style-name="T2">Unlock: Life steal</text:span></text:p>
      <text:p text:style-name="P1">8.) Close off leaking sewage pipe <text:s/>(6:30)</text:p>
      <text:p text:style-name="P5"><text:s text:c="14"/>Main Quest: Fix leaking sewage pipe (event)</text:p>
      <text:p text:style-name="P5"><text:tab/>Side Quest: Find artifact <text:s text:c="8"/><text:span text:style-name="T2"><text:s/>Unlock: double gold find</text:span></text:p>
      <text:p text:style-name="P1">9.) Investigate underground ruins (mandatory) (3:00?)</text:p>
      <text:p text:style-name="P5"><text:s text:c="14"/>Main Quest: Investigate the ruins</text:p>
      <text:p text:style-name="P5"><text:tab/>Side Quest: Kill huge mucker <text:s/><text:span text:style-name="T2">Unlock: proximity shields</text:span></text:p>
      <text:p text:style-name="P1">10.) Find the Ancient Relic (mandatory) (5:00) <text:span text:style-name="T2">Boss: <text:s/>Trap Room</text:span></text:p>
      <text:p text:style-name="P5"><text:s text:c="14"/>Main Quest: <text:s/>Head into the temple and find the ancient relic. <text:span text:style-name="T2">Unlock: Move Speed</text:span></text:p>
      <text:p text:style-name="P5"><text:span text:style-name="T2"><text:s text:c="14"/></text:span>Side Quest: Find a clue to lead us to the commando base.</text:p>
      <text:p text:style-name="P5"/>
      <text:p text:style-name="P2">(Temple Ruins)</text:p>
      <text:p text:style-name="P1">11.) Clear the three commando outposts <text:s/>-(commando, turret) <text:s/>(mandatory)</text:p>
      <text:p text:style-name="P5"><text:s text:c="14"/>Main Quest: Clear the three commando outposts of all troops</text:p>
      <text:p text:style-name="P5"><text:tab/>Side Quest: <text:s/>Hack commando mainframe. <text:span text:style-name="T2">Unlock: crit damage</text:span></text:p>
      <text:p text:style-name="P1">12.) Destroy the commando weapons cache <text:s/>-(tank) </text:p>
      <text:p text:style-name="P5"><text:tab/>Main Quest: destroy the commando weapon cache</text:p>
      <text:p text:style-name="P5"><text:tab/>Side Quest: <text:s/>destroy oil pipe <text:span text:style-name="T2">Unlock: healing effectiveness</text:span></text:p>
      <text:p text:style-name="P1">13.) Kill the 3 elite commandos</text:p>
      <text:p text:style-name="P1"><text:s text:c="12"/><text:span text:style-name="T1">Main Quest: <text:s/>Kill the elite commandos</text:span></text:p>
      <text:p text:style-name="P5"><text:tab/>Side Quest: <text:s/>Collect technology off of dead tank <text:span text:style-name="T2">Unlock: thorns</text:span></text:p>
      <text:p text:style-name="P1">14.) Rescue captured townfolk</text:p>
      <text:p text:style-name="P1"><text:s text:c="12"/><text:span text:style-name="T1">Main Quest: rescue captured townsfolk</text:span></text:p>
      <text:p text:style-name="P5"><text:tab/>Side Quest: <text:s/>collect a blade off of one of the enemies for slash</text:p>
      <text:p text:style-name="P1"><text:soft-page-break/>15.) Kill the tank commander <text:span text:style-name="T2"><text:s/>BOSS:</text:span> tank commander</text:p>
      <text:p text:style-name="P5"><text:s text:c="13"/>Main Quest: <text:s/><text:span text:style-name="T3">kill tank commander</text:span></text:p>
      <text:p text:style-name="P5"><text:s text:c="13"/>Side Quest: Disable satellite uplink</text:p>
      <text:p text:style-name="P1">16.) Destroy the turret defenses <text:s/><text:span text:style-name="T2">BOSS: </text:span>two turrets (watch that crossfire boys)</text:p>
      <text:p text:style-name="P5"><text:tab/>Main Quest: kill turret defence</text:p>
      <text:p text:style-name="P5"><text:tab/>Side Quest: right click a thing</text:p>
      <text:p text:style-name="P5"/>
      <text:p text:style-name="P1">17.) Kill Boss <text:s text:c="2"/><text:span text:style-name="T2">Final Boss: Gravin</text:span></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6">Town State</text:p>
      <text:p text:style-name="P4"/>
      <text:p text:style-name="P7">After Desert 0):</text:p>
      <text:p text:style-name="P4"><text:s text:c="3"/><text:span text:style-name="T2"><text:s/>Slash:</text:span> <text:s/></text:p>
      <text:p text:style-name="P4"><text:tab/>Positon: Near checkpoint</text:p>
      <text:p text:style-name="P11"><text:s text:c="12"/>Dialogue: "I parked the truck near the middle of town. We can use it as a staging area to</text:p>
      <text:p text:style-name="P4"><text:s text:c="30"/>run missions from. The first order of business is to get the antenna up and working </text:p>
      <text:p text:style-name="P4"><text:s text:c="30"/>again so we can communicate. Use the control panel on the danger cart to select </text:p>
      <text:p text:style-name="P12"><text:s text:c="30"/>the mission. Before you head out, click on your weapon rack next to the truck to give yourself a new skill."</text:p>
      <text:p text:style-name="P4"/>
      <text:p text:style-name="P4"><text:s text:c="4"/><text:span text:style-name="T2">Brice</text:span>: </text:p>
      <text:p text:style-name="P10"><text:s text:c="13"/>Dialogue: "Welcome to Titanis! I can upgrade you weapons and armor. Unfortunately, <text:s/>my power supply has been damaged and I wont be able to upgrade your gear until I get a new one. If you find one, bring it to me and I will give you a good deal on some upgrades!"</text:p>
      <text:p text:style-name="P4"><text:s text:c="13"/>Menu: Hidden <text:s text:c="2"/></text:p>
      <text:p text:style-name="P4"/>
      <text:p text:style-name="P4"><text:s text:c="4"/><text:span text:style-name="T2">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2">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text:soft-page-break/></text:p>
      <text:p text:style-name="P7">After Desert 1):</text:p>
      <text:p text:style-name="P4"><text:s text:c="5"/><text:span text:style-name="T2">Slash:</text:span> <text:s/></text:p>
      <text:p text:style-name="P4"><text:tab/>Positon: Near Danger Cart</text:p>
      <text:p text:style-name="P4"><text:s text:c="12"/>Dialogue: "Good job fixing that antenna. Now we will be able to communicate while </text:p>
      <text:p text:style-name="P9">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2">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2">Dr. Tam</text:span>: </text:p>
      <text:p text:style-name="P4"><text:s text:c="12"/>Dialogue: "Click on my workbench to buy some of my healing potions!"</text:p>
      <text:p text:style-name="P4"/>
      <text:p text:style-name="P4"><text:s text:c="4"/><text:span text:style-name="T2">Old Man</text:span>: </text:p>
      <text:p text:style-name="P4"><text:s text:c="13"/>Dialogue: "You can duel your friends by clicking on my control panel. Good luck and have <text:s/><text:tab/><text:tab/><text:tab/> <text:s text:c="7"/>fun!"</text:p>
      <text:p text:style-name="P4"/>
      <text:p text:style-name="P7">After Desert 2):</text:p>
      <text:p text:style-name="P4"/>
      <text:p text:style-name="P4"><text:span text:style-name="T2"><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13"/>Menu: Available</text:p>
      <text:p text:style-name="P4"><text:s text:c="4"/><text:span text:style-name="T2">Dr. Tam: </text:span></text:p>
      <text:p text:style-name="P4"><text:s text:c="12"/>Dialogue: <text:s/>"Click on my workbench to buy some of my healing potions!"</text:p>
      <text:p text:style-name="P4"/>
      <text:p text:style-name="P4"/>
      <text:p text:style-name="P7">After Desert 5):</text:p>
      <text:p text:style-name="P4"/>
      <text:p text:style-name="P4"><text:span text:style-name="T2"><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4"/><text:span text:style-name="T2">Dr. Tam: </text:span></text:p>
      <text:p text:style-name="P4"><text:soft-page-break/><text:s text:c="12"/>Dialogue: "Click on my workbench to buy some of my healing potions!"</text:p>
      <text:p text:style-name="P3"/>
      <text:p text:style-name="P4"/>
      <text:p text:style-name="P7">After Cave 1):</text:p>
      <text:p text:style-name="P4"><text:span text:style-name="T2"><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2">Brice</text:span>: </text:p>
      <text:p text:style-name="P4"><text:s text:c="13"/>Dialogue: "I can upgrade your weapons and armor! Click on my workbench to see what I have available"</text:p>
      <text:p text:style-name="P4"><text:s text:c="4"/><text:span text:style-name="T2">Dr. Tam: </text:span></text:p>
      <text:p text:style-name="P7"><text:s text:c="12"/><text:span text:style-name="T3">Dialogue: "Click on my workbench to buy some of my healing potions!"</text:span></text:p>
      <text:p text:style-name="P1"/>
      <text:p text:style-name="P7">After Cave 4):</text:p>
      <text:p text:style-name="P4"><text:span text:style-name="T2"><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1"/>
      <text:p text:style-name="P7">After Cave 5):</text:p>
      <text:p text:style-name="P4"><text:span text:style-name="T2"><text:s text:c="5"/>Slash:</text:span> <text:s/></text:p>
      <text:p text:style-name="P4"><text:s text:c="12"/>Dialogue: ""</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4"><text:s/></text:p>
      <text:p text:style-name="P4"/>
      <text:p text:style-name="P7">After Temple 1):</text:p>
      <text:p text:style-name="P7"/>
      <text:p text:style-name="P7"/>
      <text:p text:style-name="P7">After Temple 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12-28T11:16:11.25</dc:date>
    <meta:editing-duration>P6DT2H41M6S</meta:editing-duration>
    <meta:editing-cycles>128</meta:editing-cycles>
    <meta:generator>OpenOffice.org/3.4.1$Win32 OpenOffice.org_project/341m1$Build-9593</meta:generator>
    <meta:document-statistic meta:table-count="0" meta:image-count="0" meta:object-count="0" meta:page-count="4" meta:paragraph-count="125" meta:word-count="1177" meta:character-count="7597"/>
  </office:meta>
</office:document-meta>
</file>